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4BC000004BCB4592016.png" manifest:media-type="image/png"/>
  <manifest:file-entry manifest:full-path="Pictures/10000201000004BC000004BCCC128B0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color="#b3b300" draw:marker-end="Rounded_20_short_20_Arrow" draw:marker-end-width="0.3cm" draw:fill="none" draw:textarea-vertical-align="middle"/>
    </style:style>
    <style:style style:name="gr4" style:family="graphic" style:parent-style-name="objectwithoutfill">
      <style:graphic-properties svg:stroke-color="#33cc66" draw:marker-end="Rounded_20_short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b3b300"/>
    </style:style>
    <style:style style:name="P3" style:family="paragraph">
      <style:text-properties fo:color="#b3b300" fo:font-size="13pt" style:font-size-asian="13pt" style:font-size-complex="13pt"/>
    </style:style>
    <style:style style:name="P4" style:family="paragraph">
      <style:text-properties fo:color="#33cc66"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33cc66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8.999cm" svg:x="1cm" svg:y="4.7cm">
          <draw:image xlink:href="Pictures/10000201000004BC000004BCCC128B06.png" xlink:type="simple" xlink:show="embed" xlink:actuate="onLoad">
            <text:p/>
          </draw:image>
        </draw:frame>
        <draw:frame draw:style-name="gr1" draw:text-style-name="P1" draw:layer="layout" svg:width="18.999cm" svg:height="18.999cm" svg:x="1cm" svg:y="4.7cm">
          <draw:image xlink:href="Pictures/10000201000004BC000004BCB4592016.png" xlink:type="simple" xlink:show="embed" xlink:actuate="onLoad">
            <text:p/>
          </draw:image>
        </draw:frame>
        <draw:frame draw:style-name="gr2" draw:text-style-name="P3" draw:layer="layout" svg:width="3.067cm" svg:height="1.275cm" svg:x="9.7cm" svg:y="7.337cm">
          <draw:text-box>
            <text:p text:style-name="P2"><text:span text:style-name="T1">Burkholderia</text:span></text:p>
            <text:p text:style-name="P2"><text:span text:style-name="T1">Cupriavidus</text:span></text:p>
          </draw:text-box>
        </draw:frame>
        <draw:frame draw:style-name="gr2" draw:text-style-name="P3" draw:layer="layout" svg:width="2.653cm" svg:height="0.763cm" svg:x="9.2cm" svg:y="9.5cm">
          <draw:text-box>
            <text:p text:style-name="P2"><text:span text:style-name="T1">Variovorax</text:span></text:p>
          </draw:text-box>
        </draw:frame>
        <draw:line draw:style-name="gr3" draw:text-style-name="P1" draw:layer="layout" svg:x1="12.5cm" svg:y1="8.1cm" svg:x2="13cm" svg:y2="8.3cm">
          <text:p/>
        </draw:line>
        <draw:line draw:style-name="gr3" draw:text-style-name="P1" draw:layer="layout" svg:x1="10.3cm" svg:y1="10.3cm" svg:x2="10.2cm" svg:y2="10.7cm">
          <text:p/>
        </draw:line>
        <draw:frame draw:style-name="gr2" draw:text-style-name="P4" draw:layer="layout" svg:width="2.89cm" svg:height="0.763cm" svg:x="13.4cm" svg:y="12.337cm">
          <draw:text-box>
            <text:p><text:span text:style-name="T2">Paracoccus</text:span></text:p>
          </draw:text-box>
        </draw:frame>
        <draw:line draw:style-name="gr4" draw:text-style-name="P1" draw:layer="layout" svg:x1="14.7cm" svg:y1="13.1cm" svg:x2="14.3cm" svg:y2="13.3cm">
          <text:p/>
        </draw:line>
        <draw:frame draw:style-name="gr2" draw:text-style-name="P4" draw:layer="layout" svg:width="3.398cm" svg:height="0.763cm" svg:x="11.21cm" svg:y="14.437cm">
          <draw:text-box>
            <text:p><text:span text:style-name="T2">Ochrobactrum</text:span></text:p>
          </draw:text-box>
        </draw:frame>
        <draw:line draw:style-name="gr4" draw:text-style-name="P1" draw:layer="layout" svg:x1="13cm" svg:y1="14.4cm" svg:x2="12.9cm" svg:y2="14.1cm">
          <text:p/>
        </draw:line>
        <draw:frame draw:style-name="gr2" draw:text-style-name="P4" draw:layer="layout" svg:width="3.474cm" svg:height="0.763cm" svg:x="9.7cm" svg:y="12.737cm">
          <draw:text-box>
            <text:p><text:span text:style-name="T2">Agrobacterium</text:span></text:p>
          </draw:text-box>
        </draw:frame>
        <draw:line draw:style-name="gr4" draw:text-style-name="P1" draw:layer="layout" svg:x1="13cm" svg:y1="13.3cm" svg:x2="13.6cm" svg:y2="13.5cm">
          <text:p/>
        </draw:line>
        <draw:frame draw:style-name="gr2" draw:text-style-name="P4" draw:layer="layout" svg:width="3.398cm" svg:height="0.763cm" svg:x="7.5cm" svg:y="13.637cm">
          <draw:text-box>
            <text:p><text:span text:style-name="T2">Sinorhizobium</text:span></text:p>
          </draw:text-box>
        </draw:frame>
        <draw:line draw:style-name="gr4" draw:text-style-name="P1" draw:layer="layout" svg:x1="10.8cm" svg:y1="14.3cm" svg:x2="11.4cm" svg:y2="14.2cm">
          <text:p/>
        </draw:line>
        <draw:frame draw:style-name="gr2" draw:text-style-name="P3" draw:layer="layout" svg:width="2.407cm" svg:height="0.763cm" svg:x="10.947cm" svg:y="8.8cm">
          <draw:text-box>
            <text:p text:style-name="P2"><text:span text:style-name="T1">Ralstonia</text:span></text:p>
          </draw:text-box>
        </draw:frame>
        <draw:line draw:style-name="gr3" draw:text-style-name="P1" draw:layer="layout" svg:x1="13.3cm" svg:y1="9.4cm" svg:x2="14.1cm" svg:y2="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10T13:15:33</meta:creation-date>
    <dc:date>2014-07-09T13:46:57</dc:date>
    <meta:editing-duration>PT35M37S</meta:editing-duration>
    <meta:editing-cycles>3</meta:editing-cycles>
    <meta:generator>LibreOffice/3.5$Linux_X86_64 LibreOffice_project/350m1$Build-2</meta:generator>
    <meta:document-statistic meta:object-count="16"/>
  </office:meta>
</office:document-meta>
</file>